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9a9d0" officeooo:paragraph-rsid="0019a9d0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officeooo:rsid="0019a9d0"/>
    </style:style>
    <style:style style:name="T2" style:family="text">
      <style:text-properties officeooo:rsid="001a1255"/>
    </style:style>
    <style:style style:name="T3" style:family="text">
      <style:text-properties officeooo:rsid="001b88f3"/>
    </style:style>
    <style:style style:name="gr1" style:family="graphic">
      <style:graphic-properties svg:stroke-width="0.101cm" svg:stroke-color="#b9ddfb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s excepcións sinalan erros ás situacións puco habituais na execución dun programa. Por exemplo:</text:span></text:p>
      <text:p text:style-name="P1"><text:tab/><text:span text:style-name="T1">int numero1, <text:s/>numero2;</text:span></text:p>
      <text:p text:style-name="P1"><text:tab/><text:span text:style-name="T1">int resultado = numero1/numero2;</text:span></text:p>
      <text:p text:style-name="P1"/>
      <text:p text:style-name="P1"><draw:frame text:anchor-type="paragraph" draw:z-index="1" draw:name="Marco de texto 1" draw:style-name="gr2" draw:text-style-name="P4" svg:width="5.028cm" svg:height="1.463cm" svg:x="4.399cm" svg:y="0.175cm"><draw:text-box><text:p>6/0 = infinito</text:p><text:p><text:tab/>arithmetic exception</text:p></draw:text-box></draw:frame><text:tab/><text:span text:style-name="T1">numero1 = 6;</text:span></text:p>
      <text:p text:style-name="P1"><text:tab/><text:span text:style-name="T1">numero2 = 0;</text:span></text:p>
      <text:p text:style-name="P1"><draw:path text:anchor-type="paragraph" draw:z-index="2" draw:name="Curva de Bézier 1" draw:style-name="gr1" draw:text-style-name="P3" svg:width="7.121cm" svg:height="1.692cm" draw:transform="rotate (-0.41242130224626) translate (1.51654698665879cm -1.17203175585126cm)" svg:viewBox="0 0 7122 1693" svg:d="M0 1693c297-8 598-73 867-200 244-115 506-103 765-181 238-71 502-53 738-143 305-118 622-246 951-260 319-15 575-170 893-193 237-18 462-133 694-192 251-64 497-175 757-198 254-23 470-162 722-181 241-19 479-83 717-137l18-8"><text:p/></draw:path><draw:path text:anchor-type="paragraph" draw:z-index="0" draw:name="Curva de Bézier 2" draw:style-name="gr1" draw:text-style-name="P5" svg:width="9.915cm" svg:height="1.43cm" draw:transform="rotate (-3.14159265358979) translate (11.1404334956967cm 1.66419475377916cm)" svg:viewBox="0 0 9916 1431" svg:d="M0 1425c266 38 517-120 776-83 254 36 458-57 697-104 325-65 633-160 960-189 356-33 670-180 1023-169 453 15 896-220 1350-104 410 105 738-119 1123-127 278-6 552-73 818-145 272-75 544-93 817-106 278-14 544-65 819-105 248-36 490-83 735-104 260-22 499-144 756-189h42"><text:p/></draw:path></text:p>
      <text:p text:style-name="P1"><text:tab/><text:span text:style-name="T1">if (numero2==0){system.out.println("no dividir entre 2")</text:span></text:p>
      <text:p text:style-name="P2"><text:tab/>else{ numero1/numero2 }</text:p>
      <text:p text:style-name="P2"/>
      <text:p text:style-name="P2"><text:tab/><text:span text:style-name="T2">Utilizando as excepcións escribimos </text:span><text:span text:style-name="T3">o programa sen ter en conta as situacións excepcionais, e despois, escribimos o código que se executaría se se produce a excepció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16:40.859982286</meta:creation-date>
    <dc:date>2023-01-09T10:29:52.697628076</dc:date>
    <meta:editing-duration>PT3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61" meta:character-count="428" meta:non-whitespace-character-count="366"/>
  </office:meta>
</office:document-meta>
</file>